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Heading_20_1">
      <style:text-properties officeooo:rsid="0075d142" officeooo:paragraph-rsid="0075d142"/>
    </style:style>
    <style:style style:name="P19" style:family="paragraph" style:parent-style-name="Standard">
      <style:text-properties officeooo:rsid="0073de5c" officeooo:paragraph-rsid="0073de5c"/>
    </style:style>
    <style:style style:name="P20" style:family="paragraph" style:parent-style-name="Caption">
      <style:paragraph-properties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officeooo:rsid="0073de5c" officeooo:paragraph-rsid="0073de5c"/>
    </style:style>
    <style:style style:name="P22" style:family="paragraph" style:parent-style-name="Caption">
      <style:text-properties fo:font-size="10pt" style:font-size-asian="10pt" style:font-size-complex="10pt"/>
    </style:style>
    <style:style style:name="P23" style:family="paragraph" style:parent-style-name="Standard">
      <style:paragraph-properties fo:text-align="start" style:justify-single-word="false"/>
      <style:text-properties officeooo:rsid="002f5937" officeooo:paragraph-rsid="0054a0f2"/>
    </style:style>
    <style:style style:name="P24" style:family="paragraph" style:parent-style-name="Standard">
      <style:paragraph-properties fo:text-align="start" style:justify-single-word="false"/>
      <style:text-properties officeooo:rsid="00761c50" officeooo:paragraph-rsid="00761c50"/>
    </style:style>
    <style:style style:name="P25" style:family="paragraph" style:parent-style-name="Standard">
      <style:paragraph-properties fo:text-align="center" style:justify-single-word="false"/>
      <style:text-properties officeooo:rsid="005a3cd9" officeooo:paragraph-rsid="005a3cd9"/>
    </style:style>
    <style:style style:name="P26" style:family="paragraph" style:parent-style-name="Standard">
      <style:paragraph-properties fo:text-align="start" style:justify-single-word="false"/>
      <style:text-properties officeooo:rsid="005a3cd9" officeooo:paragraph-rsid="005a3cd9"/>
    </style:style>
    <style:style style:name="P27"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8" style:family="paragraph" style:parent-style-name="Standard" style:list-style-name="L5">
      <style:text-properties fo:font-weight="bold" officeooo:rsid="005bc19a" officeooo:paragraph-rsid="005bc19a" style:font-weight-asian="bold" style:font-weight-complex="bold"/>
    </style:style>
    <style:style style:name="P29" style:family="paragraph" style:parent-style-name="Standard" style:list-style-name="L5">
      <style:text-properties fo:font-weight="normal" officeooo:rsid="005bc19a" officeooo:paragraph-rsid="005bc19a" style:font-weight-asian="normal" style:font-weight-complex="normal"/>
    </style:style>
    <style:style style:name="P30" style:family="paragraph" style:parent-style-name="Heading_20_1" style:list-style-name="">
      <style:text-properties officeooo:paragraph-rsid="0054a0f2"/>
    </style:style>
    <style:style style:name="P31" style:family="paragraph" style:parent-style-name="Text_20_body">
      <style:text-properties officeooo:rsid="001d4422" officeooo:paragraph-rsid="007d1f5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rsid="007b2a4e" style:font-size-asian="10pt" style:font-size-complex="10pt"/>
    </style:style>
    <style:style style:name="P34" style:family="paragraph" style:parent-style-name="Standard">
      <style:text-properties officeooo:rsid="002f5937" officeooo:paragraph-rsid="002f5937"/>
    </style:style>
    <style:style style:name="P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7" style:family="paragraph" style:parent-style-name="Standard">
      <style:text-properties officeooo:rsid="00368350" officeooo:paragraph-rsid="00368350"/>
    </style:style>
    <style:style style:name="P38" style:family="paragraph" style:parent-style-name="Standard">
      <style:text-properties officeooo:rsid="00109264" officeooo:paragraph-rsid="00368350"/>
    </style:style>
    <style:style style:name="P39" style:family="paragraph" style:parent-style-name="Table_20_Contents">
      <style:text-properties style:font-name="Liberation Mono" fo:font-weight="bold" officeooo:paragraph-rsid="00368350" style:font-weight-asian="bold" style:font-weight-complex="bold"/>
    </style:style>
    <style:style style:name="P40" style:family="paragraph" style:parent-style-name="Table_20_Contents">
      <style:text-properties style:font-name="Liberation Mono" fo:font-weight="bold" officeooo:rsid="00368350" officeooo:paragraph-rsid="00368350" style:font-weight-asian="bold" style:font-weight-complex="bold"/>
    </style:style>
    <style:style style:name="P41" style:family="paragraph" style:parent-style-name="Text_20_body">
      <style:text-properties officeooo:rsid="0060d47d" officeooo:paragraph-rsid="0060d47d"/>
    </style:style>
    <style:style style:name="P42" style:family="paragraph" style:parent-style-name="Text_20_body" style:list-style-name="L7">
      <style:text-properties officeooo:rsid="0060d47d" officeooo:paragraph-rsid="0060d47d"/>
    </style:style>
    <style:style style:name="P43" style:family="paragraph" style:parent-style-name="Text_20_body">
      <style:text-properties officeooo:rsid="0062148a" officeooo:paragraph-rsid="0062148a"/>
    </style:style>
    <style:style style:name="P44" style:family="paragraph" style:parent-style-name="Text_20_body" style:list-style-name="L8">
      <style:text-properties officeooo:rsid="0062148a" officeooo:paragraph-rsid="0062148a"/>
    </style:style>
    <style:style style:name="P45" style:family="paragraph" style:parent-style-name="Standard">
      <style:text-properties officeooo:rsid="00109264" officeooo:paragraph-rsid="00109264"/>
    </style:style>
    <style:style style:name="P46" style:family="paragraph" style:parent-style-name="Table_20_Contents">
      <style:text-properties style:font-name="Liberation Mono" fo:font-weight="bold" style:font-weight-asian="bold" style:font-weight-complex="bold"/>
    </style:style>
    <style:style style:name="P47" style:family="paragraph" style:parent-style-name="Standard">
      <style:text-properties officeooo:rsid="001247c3" officeooo:paragraph-rsid="001247c3"/>
    </style:style>
    <style:style style:name="P48" style:family="paragraph" style:parent-style-name="Standard">
      <style:text-properties fo:font-style="normal" officeooo:rsid="001247c3" officeooo:paragraph-rsid="001247c3" style:font-style-asian="normal" style:font-style-complex="normal"/>
    </style:style>
    <style:style style:name="P49" style:family="paragraph" style:parent-style-name="Standard">
      <style:text-properties fo:font-style="normal" officeooo:rsid="001746b3" officeooo:paragraph-rsid="001746b3" style:font-style-asian="normal" style:font-style-complex="normal"/>
    </style:style>
    <style:style style:name="P50" style:family="paragraph" style:parent-style-name="Standard">
      <style:text-properties fo:font-style="normal" officeooo:rsid="002ac448" officeooo:paragraph-rsid="002ac448" style:font-style-asian="normal" style:font-style-complex="normal"/>
    </style:style>
    <style:style style:name="P51" style:family="paragraph" style:parent-style-name="Standard">
      <style:text-properties officeooo:rsid="00109264" officeooo:paragraph-rsid="002ac448"/>
    </style:style>
    <style:style style:name="P52" style:family="paragraph" style:parent-style-name="Table_20_Contents">
      <style:text-properties style:font-name="Liberation Mono" fo:font-weight="bold" officeooo:paragraph-rsid="002ac448" style:font-weight-asian="bold" style:font-weight-complex="bold"/>
    </style:style>
    <style:style style:name="P53" style:family="paragraph" style:parent-style-name="Standard">
      <style:text-properties officeooo:rsid="002ac448" officeooo:paragraph-rsid="002ac448"/>
    </style:style>
    <style:style style:name="P54" style:family="paragraph" style:parent-style-name="Standard">
      <style:text-properties officeooo:rsid="003e56c2" officeooo:paragraph-rsid="003e56c2"/>
    </style:style>
    <style:style style:name="P55" style:family="paragraph" style:parent-style-name="Table_20_Heading">
      <style:text-properties officeooo:rsid="001247c3" officeooo:paragraph-rsid="001247c3"/>
    </style:style>
    <style:style style:name="P5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7" style:family="paragraph" style:parent-style-name="Table_20_Contents">
      <style:text-properties fo:font-size="10pt" officeooo:rsid="001247c3" officeooo:paragraph-rsid="001247c3" style:font-size-asian="10pt" style:font-size-complex="10pt"/>
    </style:style>
    <style:style style:name="P58" style:family="paragraph" style:parent-style-name="Table_20_Contents">
      <style:text-properties fo:font-size="10pt" officeooo:rsid="0013e7c1" officeooo:paragraph-rsid="0013e7c1" style:font-size-asian="10pt" style:font-size-complex="10pt"/>
    </style:style>
    <style:style style:name="P5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0" style:family="paragraph" style:parent-style-name="Table_20_Contents">
      <style:text-properties fo:font-size="10pt" officeooo:rsid="00155a94" officeooo:paragraph-rsid="00155a94" style:font-size-asian="10pt" style:font-size-complex="10pt"/>
    </style:style>
    <style:style style:name="P61" style:family="paragraph" style:parent-style-name="Standard">
      <style:text-properties officeooo:rsid="0019e3ff" officeooo:paragraph-rsid="0019e3ff"/>
    </style:style>
    <style:style style:name="P62" style:family="paragraph" style:parent-style-name="Table_20_Contents">
      <style:text-properties style:font-name="Liberation Mono" fo:font-weight="normal" officeooo:paragraph-rsid="0019e3ff" style:font-weight-asian="normal" style:font-weight-complex="normal"/>
    </style:style>
    <style:style style:name="P63" style:family="paragraph" style:parent-style-name="Table_20_Contents">
      <style:text-properties style:font-name="Liberation Mono" fo:font-weight="bold" officeooo:paragraph-rsid="0019e3ff" style:font-weight-asian="bold" style:font-weight-complex="bold"/>
    </style:style>
    <style:style style:name="P64" style:family="paragraph" style:parent-style-name="Table_20_Contents">
      <style:text-properties style:font-name="Liberation Mono" fo:font-weight="bold" officeooo:paragraph-rsid="0026c97f" style:font-weight-asian="bold" style:font-weight-complex="bold"/>
    </style:style>
    <style:style style:name="P65" style:family="paragraph" style:parent-style-name="Text_20_body">
      <style:text-properties officeooo:rsid="001fa9c6" officeooo:paragraph-rsid="001fa9c6"/>
    </style:style>
    <style:style style:name="P66" style:family="paragraph" style:parent-style-name="Text_20_body">
      <style:text-properties officeooo:rsid="00224fc1" officeooo:paragraph-rsid="00224fc1"/>
    </style:style>
    <style:style style:name="P67" style:family="paragraph" style:parent-style-name="Table_20_Contents">
      <style:text-properties style:font-name="Liberation Mono" fo:font-weight="normal" officeooo:paragraph-rsid="00224fc1" style:font-weight-asian="normal" style:font-weight-complex="normal"/>
    </style:style>
    <style:style style:name="P68" style:family="paragraph" style:parent-style-name="Table_20_Contents">
      <style:text-properties style:font-name="Liberation Mono" fo:font-weight="bold" officeooo:paragraph-rsid="00224fc1" style:font-weight-asian="bold" style:font-weight-complex="bold"/>
    </style:style>
    <style:style style:name="P69" style:family="paragraph" style:parent-style-name="Text_20_body">
      <style:text-properties fo:font-style="normal" officeooo:rsid="00270f19" officeooo:paragraph-rsid="00270f19" style:font-style-asian="normal" style:font-style-complex="normal"/>
    </style:style>
    <style:style style:name="P70" style:family="paragraph" style:parent-style-name="Table_20_Contents">
      <style:paragraph-properties fo:text-align="center" style:justify-single-word="false"/>
    </style:style>
    <style:style style:name="P7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2" style:family="paragraph" style:parent-style-name="Text_20_body">
      <style:text-properties fo:font-style="normal" officeooo:rsid="002dd125" officeooo:paragraph-rsid="002dd125" style:font-style-asian="normal" style:font-style-complex="normal"/>
    </style:style>
    <style:style style:name="P73" style:family="paragraph" style:parent-style-name="Table_20_Contents">
      <style:text-properties style:font-name="Liberation Mono" fo:font-weight="bold" officeooo:paragraph-rsid="002dd125" style:font-weight-asian="bold" style:font-weight-complex="bold"/>
    </style:style>
    <style:style style:name="P74" style:family="paragraph" style:parent-style-name="Text_20_body">
      <style:text-properties fo:font-style="normal" officeooo:rsid="0038ce9c" officeooo:paragraph-rsid="0038ce9c" style:font-style-asian="normal" style:font-style-complex="normal"/>
    </style:style>
    <style:style style:name="P75" style:family="paragraph" style:parent-style-name="Text_20_body">
      <style:text-properties fo:font-style="normal" officeooo:rsid="0047d376" officeooo:paragraph-rsid="0047d376" style:font-style-asian="normal" style:font-style-complex="normal"/>
    </style:style>
    <style:style style:name="P76"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7"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8"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0"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3"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4" style:family="paragraph" style:parent-style-name="Table_20_Contents">
      <style:paragraph-properties fo:text-align="start" style:justify-single-word="false"/>
    </style:style>
    <style:style style:name="P8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officeooo:rsid="00581e79" officeooo:paragraph-rsid="00581e79"/>
    </style:style>
    <style:style style:name="P88" style:family="paragraph" style:parent-style-name="Text_20_body">
      <style:paragraph-properties fo:text-align="start" style:justify-single-word="false"/>
      <style:text-properties officeooo:paragraph-rsid="0056b7dd"/>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1f5e" style:font-style-asian="normal" style:font-style-complex="normal"/>
    </style:style>
    <style:style style:name="T14" style:family="text">
      <style:text-properties style:font-name="Liberation Mono" fo:font-style="normal" fo:font-weight="bold" style:font-style-asian="normal" style:font-weight-asian="bold" style:font-style-complex="normal" style:font-weight-complex="bold"/>
    </style:style>
    <style:style style:name="T15" style:family="text">
      <style:text-properties style:font-name="Liberation Mono" fo:font-style="normal" fo:font-weight="bold" officeooo:rsid="007d1f5e" style:font-style-asian="normal" style:font-weight-asian="bold" style:font-style-complex="normal" style:font-weight-complex="bold"/>
    </style:style>
    <style:style style:name="T16"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7" style:family="text">
      <style:text-properties fo:font-weight="bold" officeooo:rsid="001d23a3"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7d1f5e"/>
    </style:style>
    <style:style style:name="T21" style:family="text">
      <style:text-properties fo:font-weight="bold" officeooo:rsid="007b2a4e" style:font-weight-asian="bold" style:font-weight-complex="bold"/>
    </style:style>
    <style:style style:name="T22" style:family="text">
      <style:text-properties fo:font-weight="bold" officeooo:rsid="003fee34" style:font-weight-asian="bold" style:font-weight-complex="bold"/>
    </style:style>
    <style:style style:name="T23" style:family="text">
      <style:text-properties fo:font-size="10pt" officeooo:rsid="003fee34" style:font-size-asian="10pt" style:font-size-complex="10pt"/>
    </style:style>
    <style:style style:name="T24" style:family="text">
      <style:text-properties officeooo:rsid="002404fd"/>
    </style:style>
    <style:style style:name="T25" style:family="text">
      <style:text-properties fo:font-size="10pt" officeooo:rsid="001d4422" style:font-size-asian="10pt" style:font-size-complex="10pt"/>
    </style:style>
    <style:style style:name="T26" style:family="text">
      <style:text-properties style:font-name="Liberation Mono" fo:font-size="10pt" fo:font-weight="bold" officeooo:rsid="001d4422" style:font-size-asian="10pt" style:font-weight-asian="bold" style:font-size-complex="10pt" style:font-weight-complex="bold"/>
    </style:style>
    <style:style style:name="T27" style:family="text">
      <style:text-properties officeooo:rsid="0031efbd"/>
    </style:style>
    <style:style style:name="T28" style:family="text">
      <style:text-properties fo:font-style="italic" officeooo:rsid="0031efbd" style:font-style-asian="italic" style:font-style-complex="italic"/>
    </style:style>
    <style:style style:name="T29" style:family="text">
      <style:text-properties fo:font-style="normal" officeooo:rsid="0031efbd" style:font-style-asian="normal" style:font-style-complex="normal"/>
    </style:style>
    <style:style style:name="T30" style:family="text">
      <style:text-properties fo:font-style="italic" style:text-underline-style="none" fo:font-weight="bold" officeooo:rsid="0031efbd" style:font-style-asian="italic" style:font-weight-asian="bold" style:font-style-complex="italic" style:font-weight-complex="bold"/>
    </style:style>
    <style:style style:name="T31" style:family="text">
      <style:text-properties fo:font-style="normal" style:text-underline-style="none" fo:font-weight="normal" officeooo:rsid="0031efbd" style:font-style-asian="normal" style:font-weight-asian="normal" style:font-style-complex="normal" style:font-weight-complex="normal"/>
    </style:style>
    <style:style style:name="T32" style:family="text">
      <style:text-properties fo:font-style="normal" style:text-underline-style="none" fo:font-weight="normal" officeooo:rsid="0034f062" style:font-style-asian="normal" style:font-weight-asian="normal" style:font-style-complex="normal" style:font-weight-complex="normal"/>
    </style:style>
    <style:style style:name="T33" style:family="text">
      <style:text-properties fo:font-style="italic" style:text-underline-style="none" fo:font-weight="bold" officeooo:rsid="003aa9c6" style:font-style-asian="italic" style:font-weight-asian="bold" style:font-style-complex="italic" style:font-weight-complex="bold"/>
    </style:style>
    <style:style style:name="T34" style:family="text">
      <style:text-properties fo:font-style="italic" style:text-underline-style="none" fo:font-weight="bold" officeooo:rsid="0034f062" style:font-style-asian="italic" style:font-weight-asian="bold" style:font-style-complex="italic" style:font-weight-complex="bold"/>
    </style:style>
    <style:style style:name="T35" style:family="text">
      <style:text-properties officeooo:rsid="0038571b"/>
    </style:style>
    <style:style style:name="T36" style:family="text">
      <style:text-properties officeooo:rsid="0062148a"/>
    </style:style>
    <style:style style:name="T37" style:family="text">
      <style:text-properties officeooo:rsid="00368350"/>
    </style:style>
    <style:style style:name="T38" style:family="text">
      <style:text-properties fo:font-style="normal" officeooo:rsid="0063273a" style:font-style-asian="normal" style:font-style-complex="normal"/>
    </style:style>
    <style:style style:name="T39" style:family="text">
      <style:text-properties fo:font-family="Arial" style:font-family-generic="swiss" style:font-pitch="variable"/>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09264"/>
    </style:style>
    <style:style style:name="T42" style:family="text">
      <style:text-properties fo:font-style="normal" officeooo:rsid="003e56c2" style:font-style-asian="normal" style:font-style-complex="normal"/>
    </style:style>
    <style:style style:name="T43" style:family="text">
      <style:text-properties fo:font-style="italic" fo:font-weight="bold" officeooo:rsid="003e56c2" style:font-style-asian="italic" style:font-weight-asian="bold" style:font-style-complex="italic" style:font-weight-complex="bold"/>
    </style:style>
    <style:style style:name="T44" style:family="text">
      <style:text-properties fo:font-style="normal" fo:font-weight="normal" officeooo:rsid="003e56c2" style:font-style-asian="normal" style:font-weight-asian="normal" style:font-style-complex="normal" style:font-weight-complex="normal"/>
    </style:style>
    <style:style style:name="T45" style:family="text">
      <style:text-properties officeooo:rsid="00413634"/>
    </style:style>
    <style:style style:name="T46" style:family="text">
      <style:text-properties style:font-name="Liberation Mono" fo:font-weight="bold" officeooo:rsid="00413634" style:font-weight-asian="bold" style:font-weight-complex="bold"/>
    </style:style>
    <style:style style:name="T47" style:family="text">
      <style:text-properties officeooo:rsid="002ac448"/>
    </style:style>
    <style:style style:name="T48" style:family="text">
      <style:text-properties fo:font-style="italic" fo:font-weight="bold" officeooo:rsid="00431f99" style:font-style-asian="italic" style:font-weight-asian="bold" style:font-style-complex="italic" style:font-weight-complex="bold"/>
    </style:style>
    <style:style style:name="T49" style:family="text">
      <style:text-properties fo:font-style="normal" officeooo:rsid="0040232c" style:font-style-asian="normal" style:font-style-complex="normal"/>
    </style:style>
    <style:style style:name="T50" style:family="text">
      <style:text-properties style:font-name="Liberation Mono" fo:font-style="normal" fo:font-weight="bold" officeooo:rsid="0040232c" style:font-style-asian="normal" style:font-weight-asian="bold" style:font-style-complex="normal" style:font-weight-complex="bold"/>
    </style:style>
    <style:style style:name="T51" style:family="text">
      <style:text-properties fo:font-style="normal" style:text-underline-style="none" fo:font-weight="normal" officeooo:rsid="00413634" style:font-style-asian="normal" style:font-weight-asian="normal" style:font-style-complex="normal" style:font-weight-complex="normal"/>
    </style:style>
    <style:style style:name="T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 style:family="text">
      <style:text-properties officeooo:rsid="003e56c2"/>
    </style:style>
    <style:style style:name="T54" style:family="text">
      <style:text-properties officeooo:rsid="00155a94"/>
    </style:style>
    <style:style style:name="T55" style:family="text">
      <style:text-properties officeooo:rsid="001247c3"/>
    </style:style>
    <style:style style:name="T56" style:family="text">
      <style:text-properties officeooo:rsid="001746b3"/>
    </style:style>
    <style:style style:name="T57" style:family="text">
      <style:text-properties officeooo:rsid="0013e7c1"/>
    </style:style>
    <style:style style:name="T58" style:family="text">
      <style:text-properties style:font-name="Liberation Mono" officeooo:rsid="00155a94"/>
    </style:style>
    <style:style style:name="T59" style:family="text">
      <style:text-properties officeooo:rsid="002e6e2a"/>
    </style:style>
    <style:style style:name="T60" style:family="text">
      <style:text-properties officeooo:rsid="0019e3ff"/>
    </style:style>
    <style:style style:name="T61" style:family="text">
      <style:text-properties officeooo:rsid="0026c97f"/>
    </style:style>
    <style:style style:name="T62" style:family="text">
      <style:text-properties officeooo:rsid="0028d2e1"/>
    </style:style>
    <style:style style:name="T63" style:family="text">
      <style:text-properties officeooo:rsid="00224fc1"/>
    </style:style>
    <style:style style:name="T64" style:family="text">
      <style:text-properties officeooo:rsid="004bbbd8"/>
    </style:style>
    <style:style style:name="T65" style:family="text">
      <style:text-properties fo:font-style="normal" officeooo:rsid="005f8bdf" style:font-style-asian="normal" style:font-style-complex="normal"/>
    </style:style>
    <style:style style:name="T66" style:family="text">
      <style:text-properties officeooo:rsid="00282d3a"/>
    </style:style>
    <style:style style:name="T67" style:family="text">
      <style:text-properties officeooo:rsid="003aa9c6"/>
    </style:style>
    <style:style style:name="T68" style:family="text">
      <style:text-properties officeooo:rsid="002dd125"/>
    </style:style>
    <style:style style:name="T69" style:family="text">
      <style:text-properties officeooo:rsid="002e4e8c"/>
    </style:style>
    <style:style style:name="T70" style:family="text">
      <style:text-properties officeooo:rsid="0046990c"/>
    </style:style>
    <style:style style:name="T71" style:family="text">
      <style:text-properties fo:font-weight="normal" officeooo:rsid="0056b7dd" style:font-weight-asian="normal" style:font-weight-complex="normal"/>
    </style:style>
    <style:style style:name="T72" style:family="text">
      <style:text-properties officeooo:rsid="00581e79"/>
    </style:style>
    <style:style style:name="T73" style:family="text">
      <style:text-properties officeooo:rsid="00661100"/>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73_3442402527" text:style-name="Index_20_Link" text:visited-style-name="Index_20_Link">New User Help<text:tab/>3</text:a></text:p>
          <text:p text:style-name="P5"><text:a xlink:type="simple" xlink:href="#__RefHeading___Toc1780_1146469727" text:style-name="Index_20_Link" text:visited-style-name="Index_20_Link">Server Windows<text:tab/>4</text:a></text:p>
          <text:p text:style-name="P5"><text:a xlink:type="simple" xlink:href="#__RefHeading___Toc1823_1146469727" text:style-name="Index_20_Link" text:visited-style-name="Index_20_Link">Channel Windows<text:tab/>5</text:a></text:p>
          <text:p text:style-name="P5"><text:a xlink:type="simple" xlink:href="#__RefHeading___Toc1488_1146469727" text:style-name="Index_20_Link" text:visited-style-name="Index_20_Link">Commands and Scripting Guide<text:tab/>6</text:a></text:p>
          <text:p text:style-name="P6"><text:a xlink:type="simple" xlink:href="#__RefHeading___Toc1697_1383137307" text:style-name="Index_20_Link" text:visited-style-name="Index_20_Link">Commands<text:tab/>6</text:a></text:p>
          <text:p text:style-name="P6"><text:a xlink:type="simple" xlink:href="#__RefHeading___Toc894_362215326" text:style-name="Index_20_Link" text:visited-style-name="Index_20_Link">Scripting MERK<text:tab/>8</text:a></text:p>
          <text:p text:style-name="P7"><text:a xlink:type="simple" xlink:href="#__RefHeading___Toc1078_48191583" text:style-name="Index_20_Link" text:visited-style-name="Index_20_Link">Connection Scripts<text:tab/>8</text:a></text:p>
          <text:p text:style-name="P7"><text:a xlink:type="simple" xlink:href="#__RefHeading___Toc1080_48191583" text:style-name="Index_20_Link" text:visited-style-name="Index_20_Link">All Other Scripts<text:tab/>8</text:a></text:p>
          <text:p text:style-name="P6"><text:a xlink:type="simple" xlink:href="#__RefHeading___Toc1614_2499962574" text:style-name="Index_20_Link" text:visited-style-name="Index_20_Link">Errors<text:tab/>9</text:a></text:p>
          <text:p text:style-name="P6"><text:a xlink:type="simple" xlink:href="#__RefHeading___Toc102_1446586609" text:style-name="Index_20_Link" text:visited-style-name="Index_20_Link">Aliases<text:tab/>10</text:a></text:p>
          <text:p text:style-name="P7"><text:a xlink:type="simple" xlink:href="#__RefHeading___Toc104_1446586609" text:style-name="Index_20_Link" text:visited-style-name="Index_20_Link">Built-In Aliases<text:tab/>11</text:a></text:p>
          <text:p text:style-name="P6"><text:a xlink:type="simple" xlink:href="#__RefHeading___Toc727_362215326" text:style-name="Index_20_Link" text:visited-style-name="Index_20_Link">Context<text:tab/>12</text:a></text:p>
          <text:p text:style-name="P6"><text:a xlink:type="simple" xlink:href="#__RefHeading___Toc862_362215326" text:style-name="Index_20_Link" text:visited-style-name="Index_20_Link">Writing Connection Scripts<text:tab/>13</text:a></text:p>
          <text:p text:style-name="P5"><text:a xlink:type="simple" xlink:href="#__RefHeading___Toc1203_1884355855" text:style-name="Index_20_Link" text:visited-style-name="Index_20_Link">Script Editor<text:tab/>15</text:a></text:p>
          <text:p text:style-name="P5"><text:a xlink:type="simple" xlink:href="#__RefHeading___Toc1584_1146469727" text:style-name="Index_20_Link" text:visited-style-name="Index_20_Link">Text Styles<text:tab/>16</text:a></text:p>
          <text:p text:style-name="P6"><text:a xlink:type="simple" xlink:href="#__RefHeading___Toc1656_1146469727" text:style-name="Index_20_Link" text:visited-style-name="Index_20_Link">How Styles Are Applied<text:tab/>17</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P18" text:outline-level="1"><text:bookmark-start text:name="__RefHeading___Toc1773_3442402527"/><text:soft-page-break/>New User Help<text:bookmark-end text:name="__RefHeading___Toc1773_3442402527"/></text:h>
      <text:p text:style-name="P19">Most dialogs feature text explaining how the dialog or the settings in it work.</text:p>
      <text:p text:style-name="P19"/>
      <text:p text:style-name="P19"><draw:frame draw:style-name="fr2" draw:name="Frame5" text:anchor-type="as-char" svg:width="6.8445in" draw:z-index="8"><draw:text-box fo:min-height="1.9689in"><text:p text:style-name="P20"><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19"/>
      <text:p text:style-name="P19">While new users of MERK may find the<text:span text:style-name="T5">se</text:span> helpful, experienced users may not want to see them. To hide the help text on dialogs, turn on "Simplified dialogs" in the settings menu or the settings dialog:</text:p>
      <text:p text:style-name="P19"/>
      <text:p text:style-name="P21"><draw:frame draw:style-name="fr2" draw:name="Frame6" text:anchor-type="as-char" svg:width="3.2811in" draw:z-index="10"><draw:text-box fo:min-height="0.9063in"><text:p text:style-name="P22"><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19"/>
      <text:p text:style-name="P19"/>
      <text:p text:style-name="P16"><draw:frame draw:style-name="fr2" draw:name="Frame7" text:anchor-type="as-char" svg:width="2.5in" draw:z-index="12"><draw:text-box fo:min-height="0.7189in"><text:p text:style-name="P22"><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3"/>
      <text:p text:style-name="P24">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5"><draw:frame draw:style-name="fr1" draw:name="Image9" text:anchor-type="as-char" svg:width="6.6984in" svg:height="5.0319in" draw:z-index="3"><draw:image xlink:href="Pictures/1000000100000283000001E320F141EC.png" xlink:type="simple" xlink:show="embed" xlink:actuate="onLoad" draw:mime-type="image/png"/></draw:frame></text:p>
      <text:p text:style-name="P26"/>
      <text:list text:style-name="L4">
        <text:list-item>
          <text:p text:style-name="P27">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7">Connection uptime<text:span text:style-name="T6">. This displays how long MERK has been connected to the server.</text:span></text:p>
        </text:list-item>
        <text:list-item>
          <text:p text:style-name="P27">Disconnect<text:span text:style-name="T6">. Pressing this button issues a </text:span><text:span text:style-name="T7">QUIT</text:span><text:span text:style-name="T6"> command and quickly disconnects from the IRC server.</text:span></text:p>
        </text:list-item>
        <text:list-item>
          <text:p text:style-name="P27">Display<text:span text:style-name="T6">. Displays any messages from the server, as well as notices, outgoing private messages, and the like.</text:span></text:p>
        </text:list-item>
        <text:list-item>
          <text:p text:style-name="P27">Text input widget<text:span text:style-name="T6">. Type commands in here, and press "enter" to execute them.</text:span></text:p>
        </text:list-item>
        <text:list-item>
          <text:p text:style-name="P27">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25"><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8">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9"><text:span text:style-name="T9">Name and mode display</text:span>. Here, the channel name and any channel modes are displayed.</text:p>
        </text:list-item>
        <text:list-item>
          <text:p text:style-name="P29"><text:span text:style-name="T9">Topic</text:span>. The channels topic is displayed here. Click on the topic to edit it, and press enter to send any changes to the server.</text:p>
        </text:list-item>
        <text:list-item>
          <text:p text:style-name="P29"><text:span text:style-name="T9">Chat display</text:span>. Channel chat, as well as system messages, are displayed here.</text:p>
        </text:list-item>
        <text:list-item>
          <text:p text:style-name="P29"><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9"><text:span text:style-name="T9">Nickname</text:span>. This displays the currently used nickname, and any user modes set.</text:p>
        </text:list-item>
        <text:list-item>
          <text:p text:style-name="P29"><text:span text:style-name="T9">Text input widget</text:span>. Type your chat or commands here, and press enter to send them to the server or client.</text:p>
        </text:list-item>
        <text:list-item>
          <text:p text:style-name="P29"><text:span text:style-name="T9">Uptime</text:span>. This displays how long the client has been connected to the channel. </text:p>
        </text:list-item>
      </text:list>
      <text:p text:style-name="P13"/>
      <text:h text:style-name="P30"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text:span><text:span text:style-name="T13">Several other commands cannot be called by a script, and can only be used in the text input widget:</text:span><text:span text:style-name="T12"> <text:s/></text:span><text:span text:style-name="T14">/</text:span><text:span text:style-name="T15">style</text:span><text:span text:style-name="T13">, </text:span><text:span text:style-name="T15">/log</text:span><text:span text:style-name="T13">, and </text:span><text:span text:style-name="T15">/settings </text:span><text:span text:style-name="T16">will display an error if called by a script. Calls to </text:span><text:span text:style-name="T14">/focus </text:span><text:span text:style-name="T16">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7">[COMMAND]</text:span></text:span></text:p>
          </table:table-cell>
          <table:table-cell table:style-name="Table1.B2" office:value-type="string">
            <text:p text:style-name="P32">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2">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2">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2">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2">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2">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2">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2">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2">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2">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2">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2">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2">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2">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2">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2">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2">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2">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2">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2">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2">Prints text to the current window</text:p>
          </table:table-cell>
        </table:table-row>
        <text:soft-page-break/>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8">Switches focus to another window. Calls to </text:span><text:span text:style-name="Source_20_Text"><text:span text:style-name="T19">/focus</text:span></text:span><text:span text:style-name="T18"> from scripts will be ignored (use </text:span><text:span text:style-name="Source_20_Text"><text:span text:style-name="T19">/jump</text:span></text:span><text:span text:style-name="T18"> instead)</text:span></text:p>
          </table:table-cell>
        </table:table-row>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2">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2">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2">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2">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2">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2">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2">Opens the settings dialog.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2">Edits the current window's style.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1">log</text:span></text:span></text:p>
          </table:table-cell>
          <table:table-cell table:style-name="Table1.B2" office:value-type="string">
            <text:p text:style-name="P33">Opens the log manger.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8">Creates an alias that can be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2">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2">un</text:span></text:span><text:span text:style-name="Source_20_Text"><text:span text:style-name="T9">alias TOKEN</text:span></text:span></text:p>
          </table:table-cell>
          <table:table-cell table:style-name="Table1.B2" office:value-type="string">
            <text:p text:style-name="Table_20_Contents"><text:span text:style-name="T23">Deletes the</text:span><text:span text:style-name="T18"> alias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2">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2">Opens a script in the editor; <text:span text:style-name="T2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2">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2">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2">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8">Pauses script execution for </text:span><text:span text:style-name="Source_20_Text"><text:span text:style-name="T18">SECONDS</text:span></text:span><text:span text:style-name="T18">;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8">Moves execution of the script to </text:span><text:span text:style-name="Source_20_Text"><text:span text:style-name="T19">WINDOW_NAME</text:span></text:span><text:span text:style-name="T18">; can only be called from scripts, </text:span><text:span text:style-name="T25">and should be used in scripts rather than </text:span><text:span text:style-name="T26">/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8">Exits the client, with an optional pause of </text:span><text:span text:style-name="Source_20_Text"><text:span text:style-name="T19">SECONDS</text:span></text:span><text:span text:style-name="T18">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8">Changes a setting, or searches and displays one or all settings in the configuration file. </text:span><text:span text:style-name="Emphasis"><text:span text:style-name="Strong_20_Emphasis"><text:span text:style-name="T18">Caution</text:span></text:span></text:span><text:span text:style-name="Emphasis"><text:span text:style-name="T1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Connection scripts do </text:span><text:span text:style-name="T28">not</text:span><text:span text:style-name="T29"> have a context (see </text:span><text:span text:style-name="T30">Context</text:span><text:span text:style-name="T31"> </text:span><text:span text:style-name="T32">and </text:span><text:span text:style-name="T33">Writing </text:span><text:span text:style-name="T34">Connection Scripts</text:span><text:span text:style-name="T32"> </text:span><text:span text:style-name="T31">below).</text:span></text:p>
      <text:h text:style-name="Heading_20_3" text:outline-level="3"><text:bookmark-start text:name="__RefHeading___Toc1080_48191583"/>All Other Scripts<text:bookmark-end text:name="__RefHeading___Toc1080_48191583"/></text:h>
      <text:p text:style-name="P35">All other scripts are, well, <text:span text:style-name="T11">scripts</text:span>: a list of commands, one per line, issued in order. Scripts have a context, which is the window that they are called from or executed in. They can be executed in several ways:</text:p>
      <text:p text:style-name="P35"/>
      <text:list text:style-name="L6">
        <text:list-item>
          <text:p text:style-name="P36">From the "<text:span text:style-name="T9">Run</text:span>" button on a server window's toolbar. The script will be executed in the server window's context.</text:p>
        </text:list-item>
        <text:list-item>
          <text:p text:style-name="P36">From the "<text:span text:style-name="T9">Run</text:span>" entry in a window's input menu. The script will be executed in that window's context.</text:p>
        </text:list-item>
        <text:list-item>
          <text:p text:style-name="P36">From the "<text:span text:style-name="T9">Run</text:span>" entry in a window's chat display right-click menu. The script will be executed in that window's context.</text:p>
        </text:list-item>
        <text:list-item>
          <text:p text:style-name="P36">By issuing the <text:span text:style-name="T2">/script</text:span> command. The script will be executed in the window that the command was called from's context.</text:p>
        </text:list-item>
        <text:list-item>
          <text:p text:style-name="P36">From the "<text:span text:style-name="T9">Run</text:span>" menu in a script editor window. The user can select which context to run the script in, or optionally select to run the script on <text:span text:style-name="T11">all</text:span> windows simultaneously <text:span text:style-name="T35">(with each window running that script in the window's context).</text:span></text:p>
        </text:list-item>
      </text:list>
      <text:p text:style-name="P34"/>
      <text:p text:style-name="P37">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8"/>
      <table:table table:name="Table9" table:style-name="Table9">
        <table:table-column table:style-name="Table9.A"/>
        <table:table-row>
          <table:table-cell table:style-name="Table9.A1" office:value-type="string">
            <text:p text:style-name="P39">/*</text:p>
            <text:p text:style-name="P39">/<text:span text:style-name="T36">msg</text:span><text:span text:style-name="T37"> $_WINDOW This command WILL NOT be executed</text:span></text:p>
            <text:p text:style-name="P40">*/</text:p>
            <text:p text:style-name="P40"/>
            <text:p text:style-name="P40">/<text:span text:style-name="T36">msg</text:span> $_WINDOW This command WILL be executed</text:p>
          </table:table-cell>
        </table:table-row>
      </table:table>
      <text:p text:style-name="P38"/>
      <text:p text:style-name="P37">Commands in scripts should be issued at the <text:span text:style-name="T11">start</text:span><text:span text:style-name="T12"> of a line, with no spaces or tabs in front of them. </text:span><text:span text:style-name="T38">This is not enforced, however, and scripts with spaces or tabs at the beginning of a line will execute normally.</text:span></text:p>
      <text:p text:style-name="P34"/>
      <text:p text:style-name="P34"/>
      <text:h text:style-name="Heading_20_2" text:outline-level="2" text:is-list-header="true"><text:bookmark-start text:name="__RefHeading___Toc1614_2499962574"/><text:soft-page-break/>Errors<text:bookmark-end text:name="__RefHeading___Toc1614_2499962574"/></text:h>
      <text:p text:style-name="P41">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2">Lines that do not contain a command</text:p>
        </text:list-item>
        <text:list-item>
          <text:p text:style-name="P42">Lines that start with<text:span text:style-name="T39"> </text:span><text:span text:style-name="T2">/</text:span><text:span text:style-name="T39"> </text:span>and are not followed by a valid command</text:p>
        </text:list-item>
        <text:list-item>
          <text:p text:style-name="P42">Calls to commands with <text:span text:style-name="T36">an </text:span>incorrect <text:span text:style-name="T36">number of</text:span> arguments</text:p>
        </text:list-item>
        <text:list-item>
          <text:p text:style-name="P42">Calls to commands with <text:span text:style-name="T36">invalid arguments</text:span></text:p>
        </text:list-item>
      </text:list>
      <text:p text:style-name="P43">If an error is encountered, an error message with be displayed. The error message will contain:</text:p>
      <text:list text:style-name="L8">
        <text:list-item>
          <text:p text:style-name="P44">The line number the error occurred on</text:p>
        </text:list-item>
        <text:list-item>
          <text:p text:style-name="P44">A description of the error</text:p>
        </text:list-item>
      </text:list>
      <text:p text:style-name="P43">After the error is displayed, <text:span text:style-name="T40">the script will continue to execute</text:span><text:span text:style-name="T12">. Scripts run in an external process, and cannot be halted (with the two exceptions described above). Please write, read, and test your scripts carefully.</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4"/>
      <text:h text:style-name="Heading_20_2" text:outline-level="2"><text:bookmark-start text:name="__RefHeading___Toc102_1446586609"/><text:soft-page-break/>Aliases<text:bookmark-end text:name="__RefHeading___Toc102_1446586609"/></text:h>
      <text:p text:style-name="P4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5"/>
      <table:table table:name="Table2" table:style-name="Table2">
        <table:table-column table:style-name="Table2.A"/>
        <table:table-row>
          <table:table-cell table:style-name="Table2.A1" office:value-type="string">
            <text:p text:style-name="P46">/<text:span text:style-name="T41">alias GREETING Hello world!</text:span></text:p>
          </table:table-cell>
        </table:table-row>
      </table:table>
      <text:p text:style-name="P45"/>
      <text:p text:style-name="P45">Now, if you want to insert the string "Hello world!" into a command or any output, you can use the alias interpolation symbol, which is <text:span text:style-name="T2">$</text:span> by default, followed by the aliases name, to insert your alias into the command or output:</text:p>
      <text:p text:style-name="P45"/>
      <table:table table:name="Table3" table:style-name="Table3">
        <table:table-column table:style-name="Table3.A"/>
        <table:table-row>
          <table:table-cell table:style-name="Table3.A1" office:value-type="string">
            <text:p text:style-name="P46">/<text:span text:style-name="T41">msg #mychannel $GREETING</text:span></text:p>
          </table:table-cell>
        </table:table-row>
      </table:table>
      <text:p text:style-name="P45"/>
      <text:p text:style-name="P45">This sends a message to <text:span text:style-name="T7">#mychannel</text:span> that says "Hello world!" to everyone in the channel!</text:p>
      <text:p text:style-name="P45"/>
      <text:p text:style-name="P47">Alias names <text:span text:style-name="T11">must</text:span><text:span text:style-name="T12"> start with a letter, and not a number or other symbol. This is to prevent overwriting built-in aliases created for each window's context </text:span><text:span text:style-name="T42">(see </text:span><text:span text:style-name="T43">Built-In Aliases</text:span><text:span text:style-name="T44">).</text:span></text:p>
      <text:p text:style-name="P48"/>
      <text:p text:style-name="P49">To create an alias, use the <text:span text:style-name="T2">/alias</text:span> command. To see a list of all aliases set for the current window, issue the <text:span text:style-name="T2">/alias</text:span> command with no arguments. <text:span text:style-name="T45">To delete an alias, issue the </text:span><text:span text:style-name="T46">/unalias</text:span><text:span text:style-name="T45"> command.</text:span></text:p>
      <text:p text:style-name="P49"/>
      <text:p text:style-name="P50">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1"/>
      <table:table table:name="Table7" table:style-name="Table7">
        <table:table-column table:style-name="Table7.A"/>
        <table:table-row>
          <table:table-cell table:style-name="Table7.A1" office:value-type="string">
            <text:p text:style-name="P52">/<text:span text:style-name="T47">alias GREETING /msg $_WINDOW Hello, and welcome!</text:span></text:p>
          </table:table-cell>
        </table:table-row>
      </table:table>
      <text:p text:style-name="P51"/>
      <text:p text:style-name="P53">Now, whenever someone joins you channel, just type <text:span text:style-name="T2">$GREETING</text:span> into the text input widget to send your message! The above example uses a built-in alias, which is explained in <text:span text:style-name="T48">Built-In Aliases</text:span>.</text:p>
      <text:p text:style-name="P53"/>
      <text:p text:style-name="P54">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9">Any script can also delete an alias with the </text:span><text:span text:style-name="T50">/unalias</text:span><text:span text:style-name="T49"> command.</text:span></text:p>
      <text:p text:style-name="P53"/>
      <text:p text:style-name="Text_20_body">Built-in aliases<text:span text:style-name="T51"> cannot be deleted with the </text:span><text:span text:style-name="T52">/unalias</text:span><text:span text:style-name="T51"> command. The client will display an error that says the alias doesn't exist if attempted.</text:span></text:p>
      <text:p text:style-name="P53"/>
      <text:p text:style-name="P53"/>
      <text:p text:style-name="P53"/>
      <text:h text:style-name="Heading_20_3" text:outline-level="3"><text:bookmark-start text:name="__RefHeading___Toc104_1446586609"/><text:soft-page-break/>Built-In Aliases<text:bookmark-end text:name="__RefHeading___Toc104_1446586609"/></text:h>
      <text:p text:style-name="P48">Each window has a number of aliases for use that are built-in to the window'<text:span text:style-name="T53">s context</text:span>, and do not require the user to create them. Built-in alias names start with an underscore (<text:span text:style-name="T2">_</text:span>) <text:span text:style-name="T54">and are all uppercase.</text:span></text:p>
      <text:p text:style-name="P48"/>
      <table:table table:name="Table4" table:style-name="Table4">
        <table:table-column table:style-name="Table4.A"/>
        <table:table-column table:style-name="Table4.B"/>
        <table:table-header-rows>
          <table:table-row>
            <table:table-cell table:style-name="Table4.A1" office:value-type="string">
              <text:p text:style-name="P55">Alias</text:p>
            </table:table-cell>
            <table:table-cell table:style-name="Table4.B1" office:value-type="string">
              <text:p text:style-name="P55">Value</text:p>
            </table:table-cell>
          </table:table-row>
        </table:table-header-rows>
        <table:table-row>
          <table:table-cell table:style-name="Table4.A2" office:value-type="string">
            <text:p text:style-name="P56">_<text:span text:style-name="T55">NICKNAME</text:span></text:p>
          </table:table-cell>
          <table:table-cell table:style-name="Table4.B2" office:value-type="string">
            <text:p text:style-name="P57">The user's nickname.</text:p>
          </table:table-cell>
        </table:table-row>
        <table:table-row>
          <table:table-cell table:style-name="Table4.A2" office:value-type="string">
            <text:p text:style-name="P56">_<text:span text:style-name="T55">USERNAME</text:span></text:p>
          </table:table-cell>
          <table:table-cell table:style-name="Table4.B2" office:value-type="string">
            <text:p text:style-name="P57">The user's username, <text:span text:style-name="T56">as set in user settings.</text:span></text:p>
          </table:table-cell>
        </table:table-row>
        <table:table-row>
          <table:table-cell table:style-name="Table4.A2" office:value-type="string">
            <text:p text:style-name="P56">_<text:span text:style-name="T57">REALNAME</text:span></text:p>
          </table:table-cell>
          <table:table-cell table:style-name="Table4.B2" office:value-type="string">
            <text:p text:style-name="P58">The user's realname, <text:span text:style-name="T56">as set in user settings.</text:span></text:p>
          </table:table-cell>
        </table:table-row>
        <table:table-row>
          <table:table-cell table:style-name="Table4.A2" office:value-type="string">
            <text:p text:style-name="P56">_<text:span text:style-name="T57">WINDOW</text:span></text:p>
          </table:table-cell>
          <table:table-cell table:style-name="Table4.B2" office:value-type="string">
            <text:p text:style-name="P58">The name of the window the alias is being used in</text:p>
          </table:table-cell>
        </table:table-row>
        <table:table-row>
          <table:table-cell table:style-name="Table4.A2" office:value-type="string">
            <text:p text:style-name="P56">_<text:span text:style-name="T57">WINDOW_TYPE</text:span></text:p>
          </table:table-cell>
          <table:table-cell table:style-name="Table4.B2" office:value-type="string">
            <text:p text:style-name="P58">The type of window the alias is being used in; either <text:span text:style-name="T58">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6">_<text:span text:style-name="T57">SERVER</text:span></text:p>
          </table:table-cell>
          <table:table-cell table:style-name="Table4.B2" office:value-type="string">
            <text:p text:style-name="P58">The server the window is connected to; this will be the address used to connect to the server</text:p>
          </table:table-cell>
        </table:table-row>
        <table:table-row>
          <table:table-cell table:style-name="Table4.A2" office:value-type="string">
            <text:p text:style-name="P59">_PORT</text:p>
          </table:table-cell>
          <table:table-cell table:style-name="Table4.B2" office:value-type="string">
            <text:p text:style-name="P58">The port on the server the window is connected to</text:p>
          </table:table-cell>
        </table:table-row>
        <table:table-row>
          <table:table-cell table:style-name="Table4.A2" office:value-type="string">
            <text:p text:style-name="P56">_<text:span text:style-name="T57">HOST</text:span></text:p>
          </table:table-cell>
          <table:table-cell table:style-name="Table4.B2" office:value-type="string">
            <text:p text:style-name="P58">The reported hostname of the server the window is connected to; <text:span text:style-name="T54">if that is not know, then this will be set to the server's address, a colon, and the server's port.</text:span></text:p>
          </table:table-cell>
        </table:table-row>
        <table:table-row>
          <table:table-cell table:style-name="Table4.A2" office:value-type="string">
            <text:p text:style-name="P56">_<text:span text:style-name="T57">UPTIME</text:span></text:p>
          </table:table-cell>
          <table:table-cell table:style-name="Table4.B2" office:value-type="string">
            <text:p text:style-name="P58">How long the window the alias is used in has been connected or has been in use, in seconds.</text:p>
          </table:table-cell>
        </table:table-row>
        <table:table-row>
          <table:table-cell table:style-name="Table4.A2" office:value-type="string">
            <text:p text:style-name="P56">_<text:span text:style-name="T54">STATUS</text:span></text:p>
          </table:table-cell>
          <table:table-cell table:style-name="Table4.B2" office:value-type="string">
            <text:p text:style-name="P60">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6">_<text:span text:style-name="T54">MODE</text:span></text:p>
          </table:table-cell>
          <table:table-cell table:style-name="Table4.B2" office:value-type="string">
            <text:p text:style-name="P60">Any modes set on the user associated with the window.</text:p>
          </table:table-cell>
        </table:table-row>
        <table:table-row>
          <table:table-cell table:style-name="Table4.A2" office:value-type="string">
            <text:p text:style-name="P56">_<text:span text:style-name="T54">TOPIC</text:span></text:p>
          </table:table-cell>
          <table:table-cell table:style-name="Table4.B2" office:value-type="string">
            <text:p text:style-name="P60">If the window the alias is being used in is a channel window, this will contain the channel's topic, if there is one.</text:p>
          </table:table-cell>
        </table:table-row>
        <table:table-row>
          <table:table-cell table:style-name="Table4.A2" office:value-type="string">
            <text:p text:style-name="P56">_<text:span text:style-name="T54">PRESENT</text:span></text:p>
          </table:table-cell>
          <table:table-cell table:style-name="Table4.B2" office:value-type="string">
            <text:p text:style-name="P60">If the window the alias is being used in is a channel window, this will contain a list of users in that channel, separated by commas.</text:p>
          </table:table-cell>
        </table:table-row>
      </table:table>
      <text:p text:style-name="P48"/>
      <text:p text:style-name="P61">Built-in aliases can be very useful in scripts, where the script may not "know" what <text:span text:style-name="T59">context</text:span> it is running in:</text:p>
      <text:p text:style-name="P61"/>
      <table:table table:name="Table5" table:style-name="Table5">
        <table:table-column table:style-name="Table5.A"/>
        <table:table-row table:style-name="Table5.1">
          <table:table-cell table:style-name="Table5.A1" office:value-type="string">
            <text:p text:style-name="P62">/* <text:span text:style-name="T60">This sends a message to the current channel */</text:span></text:p>
            <text:p text:style-name="P63">/<text:span text:style-name="T60">msg $_WINDOW Hello, everybody! </text:span><text:span text:style-name="T61">My name is $_NICKNAME</text:span></text:p>
            <text:p text:style-name="P63"/>
            <text:p text:style-name="P62">/* <text:span text:style-name="T60">This sets the current channel's topic */</text:span></text:p>
            <text:p text:style-name="P64">/<text:span text:style-name="T60">topic $_WINDOW </text:span><text:span text:style-name="T61">We've been around for $_UPTIME seconds!</text:span></text:p>
            <text:p text:style-name="P63"/>
            <text:p text:style-name="P62">/* <text:span text:style-name="T60">This leaves the current channel */</text:span></text:p>
            <text:p text:style-name="P63">/<text:span text:style-name="T60">part $_WINDOW </text:span><text:span text:style-name="T61">Goodbye, $_PRESENT</text:span></text:p>
          </table:table-cell>
        </table:table-row>
      </table:table>
      <text:p text:style-name="P61"/>
      <text:p text:style-name="P61"/>
      <text:p text:style-name="P61"/>
      <text:p text:style-name="P61"/>
      <text:h text:style-name="Heading_20_2" text:outline-level="2" text:is-list-header="true"><text:bookmark-start text:name="__RefHeading___Toc727_362215326"/><text:soft-page-break/>Context<text:bookmark-end text:name="__RefHeading___Toc727_362215326"/></text:h>
      <text:p text:style-name="P65">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6">Some commands can ignore an argument if they are for the current context; for example, <text:span text:style-name="T62">when</text:span> issuing the <text:span text:style-name="T2">/part</text:span> command, <text:span text:style-name="T62">you</text:span> can i<text:bookmark-start text:name="__RefHeading___Toc98_1446586609 Copy 1"/>gnore the <text:span text:style-name="T2">CHANNEL</text:span> argument if the command is intended to <text:span text:style-name="T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7">/* <text:span text:style-name="T60">This leaves the current channel */</text:span></text:p>
            <text:p text:style-name="P68">/<text:span text:style-name="T60">part</text:span></text:p>
            <text:p text:style-name="P68"/>
            <text:p text:style-name="P67">/* <text:span text:style-name="T60">This </text:span><text:span text:style-name="T63">invites a user to the current channel</text:span><text:span text:style-name="T60"> */</text:span></text:p>
            <text:p text:style-name="P68">/<text:span text:style-name="T63">invite my_friend</text:span></text:p>
            <text:p text:style-name="P68"/>
            <text:p text:style-name="P67">/* <text:span text:style-name="T60">This </text:span><text:span text:style-name="T63">kicks a user from the current channel</text:span><text:span text:style-name="T60"> */</text:span></text:p>
            <text:p text:style-name="P68">/<text:span text:style-name="T63">kick my_enemy</text:span></text:p>
            <text:p text:style-name="P68"/>
            <text:p text:style-name="P67">/* <text:span text:style-name="T60">This </text:span><text:span text:style-name="T63">gives a user operator status in the current channel</text:span><text:span text:style-name="T60"> */</text:span></text:p>
            <text:p text:style-name="P68">/<text:span text:style-name="T63">mode +o my_friend</text:span></text:p>
            <text:p text:style-name="P68"/>
            <text:p text:style-name="P67">/* <text:span text:style-name="T60">This </text:span><text:span text:style-name="T63">sets the topic in the current channel</text:span><text:span text:style-name="T60"> */</text:span></text:p>
            <text:p text:style-name="P68">/<text:span text:style-name="T63">topic Welcome to my channel!</text:span></text:p>
          </table:table-cell>
        </table:table-row>
      </table:table>
      <text:p text:style-name="P66"/>
      <text:p text:style-name="P66"><text:span text:style-name="T64">Context-less</text:span> commands should <text:span text:style-name="T11">not</text:span><text:span text:style-name="T12"> be issued by scripts, as it can get confusing if you run the script in the wrong context. </text:span><text:span text:style-name="T65">However, if the script is being ran in a channel's or private chat window's context, context-less commands are available to the script.</text:span></text:p>
      <text:p text:style-name="P69">When running a script from a window, either through the server window's toolbar, or the input menu, the script is always ran in that window's context. The script <text:span text:style-name="T66">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0"><draw:frame draw:style-name="fr4" draw:name="Image2" text:anchor-type="as-char" svg:width="3.0626in" svg:height="2.1874in" draw:z-index="14"><draw:image xlink:href="Pictures/1000000100000126000000D2CD2DA264.png" xlink:type="simple" xlink:show="embed" xlink:actuate="onLoad" draw:mime-type="image/png"/></draw:frame></text:p>
          </table:table-cell>
          <table:table-cell table:style-name="Table10.A1" office:value-type="string">
            <text:p text:style-name="P71">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9"/>
      <text:h text:style-name="Heading_20_2" text:outline-level="2" text:is-list-header="true"><text:bookmark-start text:name="__RefHeading___Toc862_362215326"/><text:soft-page-break/><text:span text:style-name="T67">Writing </text:span>Connection Scripts<text:bookmark-end text:name="__RefHeading___Toc862_362215326"/></text:h>
      <text:p text:style-name="P1"><draw:frame draw:style-name="fr5" draw:name="Frame1" text:anchor-type="as-char" svg:y="-1.9047in" svg:width="3.8543in" draw:z-index="15"><draw:text-box fo:min-height="3.3437in"><text:p text:style-name="P20"><draw:frame draw:style-name="fr3" draw:name="Image5" text:anchor-type="paragraph" svg:width="3.8543in" style:rel-width="100%" svg:height="3.3437in" style:rel-height="scale" draw:z-index="16"><draw:image xlink:href="Pictures/100000010000017200000141316504F0.png" xlink:type="simple" xlink:show="embed" xlink:actuate="onLoad" draw:mime-type="image/png"/></draw:frame>An example connection script, as seen in the connect dialog.</text:p></draw:text-box></draw:frame></text:p>
      <text:p text:style-name="P72">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7">in certain circumstances</text:span>, as if they have the context of the server's window, but that should not be <text:span text:style-name="T37">relied</text:span> on. To issue commands that will have an effect on another window, use the <text:span text:style-name="T2">/jump</text:span> command to move the script to that window's context.</text:p>
      <text:p text:style-name="P72">Before <text:span text:style-name="T2">/jump</text:span>ing to another context, be aware that that <text:span text:style-name="T37">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2">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3">/<text:span text:style-name="T68">alias FAVORITE #merk</text:span></text:p>
            <text:p text:style-name="P73">/<text:span text:style-name="T68">join $FAVORITE</text:span></text:p>
            <text:p text:style-name="P73">/<text:span text:style-name="T68">msg $FAVORITE Hello, everybody!</text:span></text:p>
            <text:p text:style-name="P73">/<text:span text:style-name="T68">wait 10</text:span></text:p>
            <text:p text:style-name="P73">/<text:span text:style-name="T68">jump $FAVORITE</text:span></text:p>
            <text:p text:style-name="P73">/<text:span text:style-name="T69">print $_WINDOW Maximizing $FAVORITE!</text:span></text:p>
            <text:p text:style-name="P73">/<text:span text:style-name="T68">maximize </text:span><text:span text:style-name="T70">$_WINDOW</text:span></text:p>
          </table:table-cell>
        </table:table-row>
      </table:table>
      <text:p text:style-name="P74"><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5">To launch the script editor, use the /edit command, or select <text:span text:style-name="T9">Script Editor</text:span><text:span text:style-name="T6"> from the "Tools" menu:</text:span></text:p>
      <text:p text:style-name="P76"/>
      <text:p text:style-name="P76"/>
      <text:p text:style-name="P77">The script editor is a basic text editor with a few special features:</text:p>
      <text:p text:style-name="P78"><draw:frame draw:style-name="fr7" draw:name="Frame2" text:anchor-type="as-char" svg:width="5.1937in" style:rel-width="75%" svg:height="4.1429in" style:rel-height="scale-min" draw:z-index="17"><draw:text-box><text:p text:style-name="P20"><draw:frame draw:style-name="fr3" draw:name="Image4" text:anchor-type="paragraph" svg:width="5.1937in" style:rel-width="100%" svg:height="3.9in" style:rel-height="scale" draw:z-index="18"><draw:image xlink:href="Pictures/1000000100000282000001E3821CE47D.png" xlink:type="simple" xlink:show="embed" xlink:actuate="onLoad" draw:mime-type="image/png"/></draw:frame>An example script open in the script editor.</text:p></draw:text-box></draw:frame></text:p>
      <text:list text:style-name="L9">
        <text:list-item>
          <text:p text:style-name="P79">File <text:span text:style-name="T6">and </text:span>Edit Menus<text:span text:style-name="T6">. All the normal selections of a text editor, like opening and saving files. Connection scripts can also be opened for editing, as well as created.</text:span></text:p>
        </text:list-item>
        <text:list-item>
          <text:p text:style-name="P79">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79">Aliases<text:span text:style-name="T6">. Insert built-in aliases into the script.</text:span></text:p>
        </text:list-item>
        <text:list-item>
          <text:p text:style-name="P79">Run<text:span text:style-name="T6">. Run the currently open script in any context/window available. The user also can run the script in all contexts/windows simultaneously.</text:span></text:p>
        </text:list-item>
        <text:list-item>
          <text:p text:style-name="P79">Script display<text:span text:style-name="T6">. Features syntax highlighting. Colors used for the display can be set in the settings dialog.</text:span></text:p>
        </text:list-item>
        <text:list-item>
          <text:p text:style-name="P79">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0">MERK has a text style engine that colors all chat text, and can be edited by end users with the style editor:</text:p>
      <text:p text:style-name="P81"><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2">Display<text:span text:style-name="T6">. This is what the text style will look like in the client. Any changes in color or style will be displayed here instantly.</text:span></text:p>
        </text:list-item>
        <text:list-item>
          <text:p text:style-name="P82">Background and foreground color<text:span text:style-name="T6">. Set the color of the text and the background color here.</text:span></text:p>
        </text:list-item>
        <text:list-item>
          <text:p text:style-name="P82">Message styles<text:span text:style-name="T6">. Change the color and style of individual message types here.</text:span></text:p>
        </text:list-item>
        <text:list-item>
          <text:p text:style-name="P82">Default style<text:span text:style-name="T6">. Set all colors to the default style that ships with MERK. </text:span><text:span text:style-name="T71">This is different from the "default" style that is applied to server windows and any windows that do not have a style.</text:span></text:p>
        </text:list-item>
        <text:list-item>
          <text:p text:style-name="P82">Open style<text:span text:style-name="T6">. Here, you can open any existing MERK style file for editing. Colors and styles will be loaded and displayed.</text:span></text:p>
        </text:list-item>
        <text:list-item>
          <text:p text:style-name="P82">Save as…<text:span text:style-name="T6">. Save this style to a file. It will not be applied, only saved to a file.</text:span></text:p>
        </text:list-item>
        <text:list-item>
          <text:p text:style-name="P82">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3">Server windows always use the default style, which can be edited by selecting "<text:span text:style-name="T72">Edit default text style" in the "Tools" menu.</text:span></text:p>
          </table:table-cell>
          <table:table-cell table:style-name="Table11.A1" office:value-type="string">
            <text:p text:style-name="P84"><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5"/>
      <text:p text:style-name="P86">Channel and private chat windows can have their own styles which can be edited by selecting the "Edit [NAME]'<text:span text:style-name="T7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7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6"/>
      <table:table table:name="Table12" table:style-name="Table12">
        <table:table-column table:style-name="Table12.A"/>
        <table:table-column table:style-name="Table12.B"/>
        <table:table-row>
          <table:table-cell table:style-name="Table12.A1" office:value-type="string">
            <text:p text:style-name="P84"><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7">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5"/>
      <text:p text:style-name="P85"/>
      <text:p text:style-name="P85"/>
      <text:p text:style-name="P85"/>
      <text:p text:style-name="P85"/>
      <text:p text:style-name="P85"/>
      <text:p text:style-name="P85"/>
      <text:p text:style-name="P88"><text:bookmark text:name="__RefHeading___Toc1753_334306420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7</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29T21:32:35.119474200</dc:date>
    <meta:editing-duration>PT7H20M48S</meta:editing-duration>
    <meta:editing-cycles>87</meta:editing-cycles>
    <meta:generator>LibreOffice/25.2.4.3$Windows_X86_64 LibreOffice_project/33e196637044ead23f5c3226cde09b47731f7e27</meta:generator>
    <meta:print-date>2025-06-26T20:04:04.969721000</meta:print-date>
    <meta:printed-by>PDF files</meta:printed-by>
    <meta:document-statistic meta:table-count="12" meta:image-count="14" meta:object-count="0" meta:page-count="17" meta:paragraph-count="303" meta:word-count="3679" meta:character-count="21272" meta:non-whitespace-character-count="17924"/>
  </office:meta>
</office:document-meta>
</file>